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30" table:style-name="ta1">
        <table:shapes>
          <draw:frame draw:z-index="0" draw:style-name="gr1" draw:text-style-name="P1" svg:width="221.15mm" svg:height="124.39mm" svg:x="68.1mm" svg:y="391.19mm">
            <loext:p draw:notify-on-update-of-ranges="fuel_30.A1:fuel_30.A101 fuel_30.B1:fuel_30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8" calcext:value-type="float">
            <text:p>5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1" calcext:value-type="float">
            <text:p>6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6" calcext:value-type="float">
            <text:p>7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7" calcext:value-type="float">
            <text:p>8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4" calcext:value-type="float">
            <text:p>9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3" calcext:value-type="float">
            <text:p>9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1" calcext:value-type="float">
            <text:p>10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44" calcext:value-type="float">
            <text:p>11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0" calcext:value-type="float">
            <text:p>12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2" calcext:value-type="float">
            <text:p>13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7" calcext:value-type="float">
            <text:p>14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5" calcext:value-type="float">
            <text:p>15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24" calcext:value-type="float">
            <text:p>17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32" calcext:value-type="float">
            <text:p>18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18" calcext:value-type="float">
            <text:p>19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74" calcext:value-type="float">
            <text:p>21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15" calcext:value-type="float">
            <text:p>22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41" calcext:value-type="float">
            <text:p>24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0" calcext:value-type="float">
            <text:p>2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93" calcext:value-type="float">
            <text:p>26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06" calcext:value-type="float">
            <text:p>29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81" calcext:value-type="float">
            <text:p>31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91" calcext:value-type="float">
            <text:p>32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81" calcext:value-type="float">
            <text:p>33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25" calcext:value-type="float">
            <text:p>34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27" calcext:value-type="float">
            <text:p>35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79" calcext:value-type="float">
            <text:p>357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66" calcext:value-type="float">
            <text:p>35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46" calcext:value-type="float">
            <text:p>36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50" calcext:value-type="float">
            <text:p>37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64" calcext:value-type="float">
            <text:p>37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10" calcext:value-type="float">
            <text:p>38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7" calcext:value-type="float">
            <text:p>39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31" calcext:value-type="float">
            <text:p>40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11" calcext:value-type="float">
            <text:p>41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06" calcext:value-type="float">
            <text:p>41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64" calcext:value-type="float">
            <text:p>41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48" calcext:value-type="float">
            <text:p>42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89" calcext:value-type="float">
            <text:p>42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33" calcext:value-type="float">
            <text:p>43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48" calcext:value-type="float">
            <text:p>43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55" calcext:value-type="float">
            <text:p>44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20" calcext:value-type="float">
            <text:p>45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64" calcext:value-type="float">
            <text:p>45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31" calcext:value-type="float">
            <text:p>45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67" calcext:value-type="float">
            <text:p>46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92" calcext:value-type="float">
            <text:p>46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37" calcext:value-type="float">
            <text:p>47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06" calcext:value-type="float">
            <text:p>48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28" calcext:value-type="float">
            <text:p>48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00" calcext:value-type="float">
            <text:p>47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68" calcext:value-type="float">
            <text:p>45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78" calcext:value-type="float">
            <text:p>45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5" calcext:value-type="float">
            <text:p>45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00" calcext:value-type="float">
            <text:p>44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08" calcext:value-type="float">
            <text:p>43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66" calcext:value-type="float">
            <text:p>42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40" calcext:value-type="float">
            <text:p>42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99" calcext:value-type="float">
            <text:p>40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25" calcext:value-type="float">
            <text:p>39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04" calcext:value-type="float">
            <text:p>38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32" calcext:value-type="float">
            <text:p>37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39" calcext:value-type="float">
            <text:p>35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56" calcext:value-type="float">
            <text:p>33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98" calcext:value-type="float">
            <text:p>31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10" calcext:value-type="float">
            <text:p>31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26" calcext:value-type="float">
            <text:p>29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50" calcext:value-type="float">
            <text:p>27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14" calcext:value-type="float">
            <text:p>26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32" calcext:value-type="float">
            <text:p>24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88" calcext:value-type="float">
            <text:p>22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73" calcext:value-type="float">
            <text:p>20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22" calcext:value-type="float">
            <text:p>19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84" calcext:value-type="float">
            <text:p>17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55" calcext:value-type="float">
            <text:p>16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78" calcext:value-type="float">
            <text:p>14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49" calcext:value-type="float">
            <text:p>13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82" calcext:value-type="float">
            <text:p>11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4" calcext:value-type="float">
            <text:p>10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9" calcext:value-type="float">
            <text:p>8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54" calcext:value-type="float">
            <text:p>7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1" calcext:value-type="float">
            <text:p>6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91" calcext:value-type="float">
            <text:p>4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5" calcext:value-type="float">
            <text:p>4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2" calcext:value-type="float">
            <text:p>3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6" calcext:value-type="float">
            <text:p>2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1:25:53.229516748</dc:date>
    <dc:creator>Joshua O'Leary</dc:creator>
    <meta:editing-duration>PT1M32S</meta:editing-duration>
    <meta:editing-cycles>1</meta:editing-cycles>
    <meta:document-statistic meta:table-count="1" meta:cell-count="7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6cm" svg:height="12.44cm" xlink:href=".." xlink:type="simple" chart:class="chart:scatter" chart:style-name="ch1">
        <chart:plot-area chart:style-name="ch2" table:cell-range-address="fuel_30.A1:fuel_30.B101" svg:x="1.453cm" svg:y="0.248cm" svg:width="20.221cm" svg:height="10.963cm">
          <chartooo:coordinate-region svg:x="2.445cm" svg:y="0.447cm" svg:width="18.949cm" svg:height="10.117cm"/>
          <chart:axis chart:dimension="x" chart:name="primary-x" chart:style-name="ch3">
            <chart:title svg:x="10.831cm" svg:y="11.459cm" chart:style-name="ch4">
              <text:p>Iterations</text:p>
            </chart:title>
          </chart:axis>
          <chart:axis chart:dimension="y" chart:name="primary-y" chart:style-name="ch3">
            <chart:title svg:x="0.451cm" svg:y="6.712cm" chart:style-name="ch5">
              <text:p>Cells on Fire</text:p>
            </chart:title>
            <chart:grid chart:style-name="ch6" chart:class="major"/>
          </chart:axis>
          <chart:series chart:style-name="ch7" chart:values-cell-range-address="fuel_30.B1:fuel_30.B101" chart:class="chart:scatter">
            <chart:domain table:cell-range-address="fuel_30.A1:fuel_30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30.A1:fuel_30.A101</svg:desc>
                </draw:g>
              </table:table-cell>
              <table:table-cell office:value-type="float" office:value="69">
                <text:p>69</text:p>
                <draw:g>
                  <svg:desc>fuel_30.B1:fuel_30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737">
                <text:p>47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578">
                <text:p>4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